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B000001B9E0249EA67069DF52.png" manifest:media-type="image/png"/>
  <manifest:file-entry manifest:full-path="Pictures/100002010000016B000001B9CD59D35C7FBAE0E3.png" manifest:media-type="image/png"/>
  <manifest:file-entry manifest:full-path="Pictures/10000000000001F0000001F02E42C212B1EAFC7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left" draw:textarea-vertical-align="bottom" fo:min-height="3.256cm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fo:min-height="7.62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Title1-subtitle">
      <style:graphic-properties draw:stroke="none" draw:fill="none" draw:fill-color="#ffffff" draw:textarea-horizontal-align="left" draw:textarea-vertical-align="top" fo:min-height="0.001cm" draw:shadow-color="#808080"/>
    </style:style>
    <style:style style:name="P1" style:family="paragraph">
      <loext:graphic-properties draw:fill="none" draw:fill-color="#ffffff"/>
      <style:text-properties fo:color="#666666" fo:language="en" fo:country="US" style:language-asian="en" style:country-asian="US" style:language-complex="en" style:country-complex="US"/>
    </style:style>
    <style:style style:name="P2" style:family="paragraph">
      <loext:graphic-properties draw:fill="none" draw:fill-color="#ffffff"/>
      <style:text-properties fo:language="en" fo:country="US" style:language-asian="en" style:country-asian="US" style:language-complex="en" style:country-complex="US"/>
    </style:style>
    <style:style style:name="P3" style:family="paragraph">
      <loext:graphic-properties draw:fill-color="#ffffff"/>
    </style:style>
    <style:style style:name="P4" style:family="paragraph">
      <style:text-properties fo:color="#666666" fo:language="en" fo:country="US" style:language-asian="en" style:country-asian="US" style:language-complex="en" style:country-complex="US"/>
    </style:style>
    <style:style style:name="P5" style:family="paragraph">
      <style:paragraph-properties fo:text-align="start"/>
    </style:style>
    <style:style style:name="T1" style:family="text">
      <style:text-properties fo:color="#666666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draw:frame presentation:style-name="pr1" draw:text-style-name="P1" draw:layer="layout" svg:width="19.474cm" svg:height="3.386cm" svg:x="4.868cm" svg:y="0.362cm" presentation:class="title">
          <draw:text-box>
            <text:p><text:span text:style-name="T1">Lend and Loan <text:s/></text:span></text:p>
          </draw:text-box>
        </draw:frame>
        <draw:frame presentation:style-name="pr2" draw:text-style-name="P2" draw:layer="layout" svg:width="19.474cm" svg:height="7.62cm" svg:x="4.868cm" svg:y="6.138cm" presentation:class="subtitle" presentation:user-transformed="true">
          <draw:text-box>
            <text:p>An easy to use web-application: for people who wants to help others out, or earn some walking around money.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>
          <draw:text-box>
            <text:p text:style-name="P4">The Idea</text:p>
          </draw:text-box>
        </draw:frame>
        <draw:frame presentation:style-name="pr2" draw:text-style-name="P2" draw:layer="layout" svg:width="19.474cm" svg:height="7.62cm" svg:x="4.868cm" svg:y="6.138cm" presentation:class="subtitle" presentation:user-transformed="true">
          <draw:text-box>
            <text:list text:style-name="L3">
              <text:list-item>
                <text:p text:style-name="P5"><text:s/>Lend and rent-out things you have lying around at your house</text:p>
              </text:list-item>
              <text:list-item>
                <text:p text:style-name="P5">Browse for items in your area</text:p>
              </text:list-item>
              <text:list-item>
                <text:p text:style-name="P5">Borrow or rent items of interest directly from the owner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 text:style-name="P4">Use Case Diagram</text:p>
          </draw:text-box>
        </draw:frame>
        <draw:frame presentation:style-name="pr2" draw:text-style-name="P2" draw:layer="layout" svg:width="19.474cm" svg:height="7.62cm" svg:x="4.868cm" svg:y="6.138cm" presentation:class="subtitl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 text:style-name="P4">System Architecture</text:p>
          </draw:text-box>
        </draw:frame>
        <draw:frame presentation:style-name="pr2" draw:text-style-name="P2" draw:layer="layout" svg:width="19.474cm" svg:height="7.62cm" svg:x="4.868cm" svg:y="6.138cm" presentation:class="subtitle" presentation:placeholder="true">
          <draw:text-box/>
        </draw:frame>
        <presentation:notes draw:style-name="dp2">
          <draw:page-thumbnail draw:style-name="gr1" draw:layer="layout" svg:width="12.7cm" svg:height="9.525cm" svg:x="3.175cm" svg:y="1.904cm" draw:page-number="4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Title1" presentation:use-date-time-name="dtd1">
        <draw:frame presentation:style-name="pr1" draw:text-style-name="P1" draw:layer="layout" svg:width="19.474cm" svg:height="3.386cm" svg:x="4.868cm" svg:y="0.362cm" presentation:class="title" presentation:user-transformed="true">
          <draw:text-box>
            <text:p text:style-name="P4">Demo of the Prototype</text:p>
          </draw:text-box>
        </draw:frame>
        <draw:frame presentation:style-name="pr4" draw:text-style-name="P2" draw:layer="layout" svg:width="17.696cm" svg:height="1.186cm" svg:x="3.81cm" svg:y="21.84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3" draw:text-style-name="P3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2" svg:font-family="'ＭＳ Ｐゴシック'" style:font-pitch="fixed"/>
    <style:font-face style:name="Arial1" svg:font-family="Arial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cm" fo:padding-left="0.25cm" fo:padding-right="0.25cm">
        <text:list-style style:name="Default-title">
          <text:list-level-style-number text:level="1" style:num-format="">
            <style:list-level-properties/>
            <style:text-properties fo:color="#66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36pt" style:font-style-asian="normal" style:font-weight-asian="normal" style:font-name-complex="ＭＳ Ｐゴシック2" style:font-family-complex="'ＭＳ Ｐゴシック'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3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28pt" style:font-style-asian="normal" style:font-weight-asian="normal" style:font-name-complex="ＭＳ Ｐゴシック2" style:font-family-complex="'ＭＳ Ｐゴシック'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cm" fo:padding-left="0.25cm" fo:padding-right="0.25cm">
        <text:list-style style:name="Title1-title">
          <text:list-level-style-number text:level="1" style:num-format="">
            <style:list-level-properties/>
            <style:text-properties fo:color="#6666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fixed" style:font-size-asian="36pt" style:font-style-asian="normal" style:font-weight-asian="normal" style:font-name-complex="ＭＳ Ｐゴシック2" style:font-family-complex="'ＭＳ Ｐゴシック'" style:font-pitch-complex="fixed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b3b3b3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6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06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 style:language-asian="sv" style:country-asian="SE" style:language-complex="sv" style:country-complex="SE"/>
    </style:style>
    <style:style style:name="MT3" style:family="text">
      <style:text-properties fo:font-size="12pt" fo:language="sv" fo:country="SE" style:font-size-asian="12pt" style:language-asian="sv" style:country-asian="SE" style:font-size-complex="12pt" style:language-complex="sv" style:country-complex="S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3" draw:style-name="Mgr3" draw:text-style-name="MP5" draw:layer="backgroundobjects" svg:x1="4.233cm" svg:y1="0cm" svg:x2="4.233cm" svg:y2="19.05cm">
        <text:p/>
      </draw:line>
      <draw:frame draw:name="Picture 15" draw:style-name="Mgr4" draw:text-style-name="MP5" draw:layer="backgroundobjects" svg:width="4.198cm" svg:height="4.198cm" svg:x="0cm" svg:y="0cm">
        <draw:image xlink:href="Pictures/10000000000001F0000001F02E42C212B1EAFC71.jpg" xlink:type="simple" xlink:show="embed" xlink:actuate="onLoad">
          <text:p/>
        </draw:image>
      </draw:frame>
      <draw:frame draw:name="Picture 14" draw:style-name="Mgr4" draw:text-style-name="MP5" draw:layer="backgroundobjects" svg:width="9.587cm" svg:height="11.641cm" svg:x="15.813cm" svg:y="7.4cm">
        <draw:image xlink:href="Pictures/100002010000016B000001B9E0249EA67069DF52.png" xlink:type="simple" xlink:show="embed" xlink:actuate="onLoad">
          <text:p/>
        </draw:image>
      </draw:frame>
      <draw:frame presentation:style-name="Default-title" draw:layer="backgroundobjects" svg:width="19.474cm" svg:height="3.386cm" svg:x="4.868cm" svg:y="0.362cm" presentation:class="title" presentation:placeholder="true">
        <draw:text-box/>
      </draw:frame>
      <draw:frame presentation:style-name="Default-outline1" draw:layer="backgroundobjects" svg:width="19.474cm" svg:height="12.276cm" svg:x="4.868cm" svg:y="4.657cm" presentation:class="outline" presentation:placeholder="true">
        <draw:text-box/>
      </draw:frame>
      <draw:frame presentation:style-name="Mpr1" draw:text-style-name="MP6" draw:layer="backgroundobjects" svg:width="3.815cm" svg:height="1.059cm" svg:x="4.867cm" svg:y="17.567cm" presentation:class="date-time">
        <draw:text-box>
          <text:p/>
        </draw:text-box>
      </draw:frame>
      <draw:frame presentation:style-name="Mpr1" draw:text-style-name="MP6" draw:layer="backgroundobjects" svg:width="10.372cm" svg:height="1.059cm" svg:x="9.525cm" svg:y="17.567cm" presentation:class="footer">
        <draw:text-box>
          <text:p/>
        </draw:text-box>
      </draw:frame>
      <draw:frame presentation:style-name="Mpr1" draw:text-style-name="MP6" draw:layer="backgroundobjects" svg:width="3.541cm" svg:height="1.059cm" svg:x="20.8cm" svg:y="17.56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draw:style-name="Mgr7" draw:text-style-name="MP9" draw:layer="backgroundobjects" svg:width="8.255cm" svg:height="1.27cm" svg:x="-0.001cm" svg:y="0cm" presentation:class="header">
          <draw:text-box>
            <text:p/>
          </draw:text-box>
        </draw:frame>
        <draw:frame draw:style-name="Mgr7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9" draw:layer="backgroundobjects" svg:width="8.255cm" svg:height="1.27cm" svg:x="-0.001cm" svg:y="24.13cm" presentation:class="footer">
          <draw:text-box>
            <text:p/>
          </draw:text-box>
        </draw:frame>
        <draw:frame draw:style-name="Mgr8" draw:text-style-name="MP10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Line 13" draw:style-name="Mgr3" draw:text-style-name="MP5" draw:layer="backgroundobjects" svg:x1="4.233cm" svg:y1="0cm" svg:x2="4.233cm" svg:y2="19.05cm">
        <text:p/>
      </draw:line>
      <draw:frame draw:name="Picture 15" draw:style-name="Mgr4" draw:text-style-name="MP5" draw:layer="backgroundobjects" svg:width="4.198cm" svg:height="4.198cm" svg:x="0cm" svg:y="0cm">
        <draw:image xlink:href="Pictures/10000000000001F0000001F02E42C212B1EAFC71.jpg" xlink:type="simple" xlink:show="embed" xlink:actuate="onLoad">
          <text:p/>
        </draw:image>
      </draw:frame>
      <draw:frame draw:name="Picture 14" draw:style-name="Mgr4" draw:text-style-name="MP5" draw:layer="backgroundobjects" svg:width="9.587cm" svg:height="11.641cm" svg:x="15.813cm" svg:y="7.4cm">
        <draw:image xlink:href="Pictures/100002010000016B000001B9CD59D35C7FBAE0E3.png" xlink:type="simple" xlink:show="embed" xlink:actuate="onLoad">
          <text:p/>
        </draw:image>
      </draw:fram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2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4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13" draw:style-name="Mgr5" draw:text-style-name="MP7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9.474cm" svg:height="3.386cm" svg:x="4.868cm" svg:y="0.362cm" presentation:class="title" presentation:placeholder="true">
        <draw:text-box/>
      </draw:frame>
      <draw:frame presentation:style-name="Title1-outline1" draw:layer="backgroundobjects" svg:width="19.474cm" svg:height="12.276cm" svg:x="4.868cm" svg:y="4.657cm" presentation:class="outline" presentation:placeholder="true">
        <draw:text-box/>
      </draw:frame>
      <draw:frame presentation:style-name="Mpr2" draw:text-style-name="MP9" draw:layer="backgroundobjects" svg:width="3.81cm" svg:height="1.059cm" svg:x="4.868cm" svg:y="17.567cm" presentation:class="date-time">
        <draw:text-box>
          <text:p/>
        </draw:text-box>
      </draw:frame>
      <draw:frame presentation:style-name="Mpr2" draw:text-style-name="MP12" draw:layer="backgroundobjects" svg:width="10.372cm" svg:height="1.059cm" svg:x="9.525cm" svg:y="17.567cm" presentation:class="footer">
        <draw:text-box>
          <text:p/>
        </draw:text-box>
      </draw:frame>
      <draw:frame presentation:style-name="Mpr2" draw:text-style-name="MP10" draw:layer="backgroundobjects" svg:width="3.541cm" svg:height="1.059cm" svg:x="20.8cm" svg:y="17.567cm" presentation:class="page-number">
        <draw:text-box>
          <text:list text:style-name="ML2">
            <text:list-header>
              <text:p text:style-name="MP11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19.05cm" svg:height="25.4cm" svg:x="0cm" svg:y="0cm">
          <text:p/>
        </draw:rect>
        <draw:frame presentation:style-name="Mpr3" draw:text-style-name="MP9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9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" draw:text-style-name="MP10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esentation</dc:title>
    <meta:creation-date>2008-10-28T09:18:56.759000000</meta:creation-date>
    <dc:date>2017-02-17T10:38:43.408904163</dc:date>
    <meta:print-date>2008-11-17T14:18:01.020000000</meta:print-date>
    <meta:editing-cycles>29</meta:editing-cycles>
    <meta:editing-duration>PT5H14S</meta:editing-duration>
    <meta:generator>LibreOffice/5.1.4.2$Linux_X86_64 LibreOffice_project/10m0$Build-2</meta:generator>
    <meta:document-statistic meta:object-count="66"/>
  </office:meta>
</office:document-meta>
</file>